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f95" officeooo:paragraph-rsid="00169f95"/>
    </style:style>
    <style:style style:name="P2" style:family="paragraph" style:parent-style-name="Standard">
      <style:text-properties officeooo:rsid="001703a1" officeooo:paragraph-rsid="001703a1"/>
    </style:style>
    <style:style style:name="P3" style:family="paragraph" style:parent-style-name="Standard">
      <style:text-properties officeooo:rsid="00195003" officeooo:paragraph-rsid="0019500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9f95" officeooo:paragraph-rsid="00169f9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8cfb" officeooo:paragraph-rsid="001c8cf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64406c" officeooo:paragraph-rsid="0064406c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c8cfb" officeooo:paragraph-rsid="001c8cf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2d01" officeooo:paragraph-rsid="001d2d0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d6a75" officeooo:paragraph-rsid="001d6a75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1d6a75" officeooo:paragraph-rsid="001d6a75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d6a75" officeooo:paragraph-rsid="001feb80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d6a75" officeooo:paragraph-rsid="0020a9cb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d6a75" officeooo:paragraph-rsid="002baad5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d6a75" officeooo:paragraph-rsid="0033615d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d6a75" officeooo:paragraph-rsid="0037b1a0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1d6a75" officeooo:paragraph-rsid="00398a3f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d6a75" officeooo:paragraph-rsid="003b573f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1d6a75" officeooo:paragraph-rsid="003ef13e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d6a75" officeooo:paragraph-rsid="004496e4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d6a75" officeooo:paragraph-rsid="00465539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d6a75" officeooo:paragraph-rsid="004b1195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d6a75" officeooo:paragraph-rsid="00508978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d6a75" officeooo:paragraph-rsid="0053b8fa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1d6a75" officeooo:paragraph-rsid="005484b3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1d6a75" officeooo:paragraph-rsid="0054ad91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1d6a75" officeooo:paragraph-rsid="00566126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1d6a75" officeooo:paragraph-rsid="0056aca1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1d6a75" officeooo:paragraph-rsid="0057213d" style:font-weight-asian="bold" style:font-weight-complex="bold"/>
    </style:style>
    <style:style style:name="P29" style:family="paragraph" style:parent-style-name="Standard">
      <style:text-properties style:text-underline-style="none" fo:font-weight="bold" officeooo:rsid="001d6a75" officeooo:paragraph-rsid="0058d474" style:font-weight-asian="bold" style:font-weight-complex="bold"/>
    </style:style>
    <style:style style:name="P30" style:family="paragraph" style:parent-style-name="Standard">
      <style:text-properties style:text-underline-style="none" fo:font-weight="bold" officeooo:rsid="001d6a75" officeooo:paragraph-rsid="0059b5e6" style:font-weight-asian="bold" style:font-weight-complex="bold"/>
    </style:style>
    <style:style style:name="P31" style:family="paragraph" style:parent-style-name="Standard">
      <style:text-properties style:text-underline-style="none" fo:font-weight="bold" officeooo:rsid="001d6a75" officeooo:paragraph-rsid="005b41db" style:font-weight-asian="bold" style:font-weight-complex="bold"/>
    </style:style>
    <style:style style:name="P32" style:family="paragraph" style:parent-style-name="Standard">
      <style:text-properties style:text-underline-style="none" fo:font-weight="bold" officeooo:rsid="00256f45" officeooo:paragraph-rsid="00256f45" style:font-weight-asian="bold" style:font-weight-complex="bold"/>
    </style:style>
    <style:style style:name="P33" style:family="paragraph" style:parent-style-name="Standard">
      <style:text-properties style:text-underline-style="none" fo:font-weight="bold" officeooo:rsid="0035ad64" officeooo:paragraph-rsid="0035ad64" style:font-weight-asian="bold" style:font-weight-complex="bold"/>
    </style:style>
    <style:style style:name="P34" style:family="paragraph" style:parent-style-name="Standard">
      <style:text-properties style:text-underline-style="none" fo:font-weight="bold" officeooo:rsid="00632a32" officeooo:paragraph-rsid="00632a32" style:font-weight-asian="bold" style:font-weight-complex="bold"/>
    </style:style>
    <style:style style:name="T1" style:family="text">
      <style:text-properties officeooo:rsid="00181b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8e7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d2fc" style:font-weight-asian="normal" style:font-weight-complex="normal"/>
    </style:style>
    <style:style style:name="T6" style:family="text">
      <style:text-properties fo:font-weight="normal" officeooo:rsid="001feb80" style:font-weight-asian="normal" style:font-weight-complex="normal"/>
    </style:style>
    <style:style style:name="T7" style:family="text">
      <style:text-properties fo:font-weight="normal" officeooo:rsid="00213377" style:font-weight-asian="normal" style:font-weight-complex="normal"/>
    </style:style>
    <style:style style:name="T8" style:family="text">
      <style:text-properties fo:font-weight="normal" officeooo:rsid="0022da9e" style:font-weight-asian="normal" style:font-weight-complex="normal"/>
    </style:style>
    <style:style style:name="T9" style:family="text">
      <style:text-properties fo:font-weight="normal" officeooo:rsid="002c941e" style:font-weight-asian="normal" style:font-weight-complex="normal"/>
    </style:style>
    <style:style style:name="T10" style:family="text">
      <style:text-properties fo:font-weight="normal" officeooo:rsid="002cc2a4" style:font-weight-asian="normal" style:font-weight-complex="normal"/>
    </style:style>
    <style:style style:name="T11" style:family="text">
      <style:text-properties fo:font-weight="normal" officeooo:rsid="002e3c09" style:font-weight-asian="normal" style:font-weight-complex="normal"/>
    </style:style>
    <style:style style:name="T12" style:family="text">
      <style:text-properties fo:font-weight="normal" officeooo:rsid="002e7b8e" style:font-weight-asian="normal" style:font-weight-complex="normal"/>
    </style:style>
    <style:style style:name="T13" style:family="text">
      <style:text-properties fo:font-weight="normal" officeooo:rsid="0031d35b" style:font-weight-asian="normal" style:font-weight-complex="normal"/>
    </style:style>
    <style:style style:name="T14" style:family="text">
      <style:text-properties fo:font-weight="normal" officeooo:rsid="0033615d" style:font-weight-asian="normal" style:font-weight-complex="normal"/>
    </style:style>
    <style:style style:name="T15" style:family="text">
      <style:text-properties fo:font-weight="normal" officeooo:rsid="0034a9e3" style:font-weight-asian="normal" style:font-weight-complex="normal"/>
    </style:style>
    <style:style style:name="T16" style:family="text">
      <style:text-properties fo:font-weight="normal" officeooo:rsid="0034de2f" style:font-weight-asian="normal" style:font-weight-complex="normal"/>
    </style:style>
    <style:style style:name="T17" style:family="text">
      <style:text-properties fo:font-weight="normal" officeooo:rsid="0037b1a0" style:font-weight-asian="normal" style:font-weight-complex="normal"/>
    </style:style>
    <style:style style:name="T18" style:family="text">
      <style:text-properties fo:font-weight="normal" officeooo:rsid="003a5ad1" style:font-weight-asian="normal" style:font-weight-complex="normal"/>
    </style:style>
    <style:style style:name="T19" style:family="text">
      <style:text-properties fo:font-weight="normal" officeooo:rsid="003d1037" style:font-weight-asian="normal" style:font-weight-complex="normal"/>
    </style:style>
    <style:style style:name="T20" style:family="text">
      <style:text-properties fo:font-weight="normal" officeooo:rsid="003f3305" style:font-weight-asian="normal" style:font-weight-complex="normal"/>
    </style:style>
    <style:style style:name="T21" style:family="text">
      <style:text-properties fo:font-weight="normal" officeooo:rsid="003f56bb" style:font-weight-asian="normal" style:font-weight-complex="normal"/>
    </style:style>
    <style:style style:name="T22" style:family="text">
      <style:text-properties fo:font-weight="normal" officeooo:rsid="00405a5a" style:font-weight-asian="normal" style:font-weight-complex="normal"/>
    </style:style>
    <style:style style:name="T23" style:family="text">
      <style:text-properties fo:font-weight="normal" officeooo:rsid="0041ed9f" style:font-weight-asian="normal" style:font-weight-complex="normal"/>
    </style:style>
    <style:style style:name="T24" style:family="text">
      <style:text-properties fo:font-weight="normal" officeooo:rsid="00420819" style:font-weight-asian="normal" style:font-weight-complex="normal"/>
    </style:style>
    <style:style style:name="T25" style:family="text">
      <style:text-properties fo:font-weight="normal" officeooo:rsid="004317ce" style:font-weight-asian="normal" style:font-weight-complex="normal"/>
    </style:style>
    <style:style style:name="T26" style:family="text">
      <style:text-properties fo:font-weight="normal" officeooo:rsid="00465539" style:font-weight-asian="normal" style:font-weight-complex="normal"/>
    </style:style>
    <style:style style:name="T27" style:family="text">
      <style:text-properties fo:font-weight="normal" officeooo:rsid="0048615a" style:font-weight-asian="normal" style:font-weight-complex="normal"/>
    </style:style>
    <style:style style:name="T28" style:family="text">
      <style:text-properties fo:font-weight="normal" officeooo:rsid="00490faa" style:font-weight-asian="normal" style:font-weight-complex="normal"/>
    </style:style>
    <style:style style:name="T29" style:family="text">
      <style:text-properties fo:font-weight="normal" officeooo:rsid="0049ff37" style:font-weight-asian="normal" style:font-weight-complex="normal"/>
    </style:style>
    <style:style style:name="T30" style:family="text">
      <style:text-properties fo:font-weight="normal" officeooo:rsid="004b1195" style:font-weight-asian="normal" style:font-weight-complex="normal"/>
    </style:style>
    <style:style style:name="T31" style:family="text">
      <style:text-properties fo:font-weight="normal" officeooo:rsid="004ca7c6" style:font-weight-asian="normal" style:font-weight-complex="normal"/>
    </style:style>
    <style:style style:name="T32" style:family="text">
      <style:text-properties fo:font-weight="normal" officeooo:rsid="004ebbee" style:font-weight-asian="normal" style:font-weight-complex="normal"/>
    </style:style>
    <style:style style:name="T33" style:family="text">
      <style:text-properties fo:font-weight="normal" officeooo:rsid="00508978" style:font-weight-asian="normal" style:font-weight-complex="normal"/>
    </style:style>
    <style:style style:name="T34" style:family="text">
      <style:text-properties fo:font-weight="normal" officeooo:rsid="005209c0" style:font-weight-asian="normal" style:font-weight-complex="normal"/>
    </style:style>
    <style:style style:name="T35" style:family="text">
      <style:text-properties fo:font-weight="normal" officeooo:rsid="0053b8fa" style:font-weight-asian="normal" style:font-weight-complex="normal"/>
    </style:style>
    <style:style style:name="T36" style:family="text">
      <style:text-properties fo:font-weight="normal" officeooo:rsid="005484b3" style:font-weight-asian="normal" style:font-weight-complex="normal"/>
    </style:style>
    <style:style style:name="T37" style:family="text">
      <style:text-properties fo:font-weight="normal" officeooo:rsid="0054ad91" style:font-weight-asian="normal" style:font-weight-complex="normal"/>
    </style:style>
    <style:style style:name="T38" style:family="text">
      <style:text-properties fo:font-weight="normal" officeooo:rsid="00566126" style:font-weight-asian="normal" style:font-weight-complex="normal"/>
    </style:style>
    <style:style style:name="T39" style:family="text">
      <style:text-properties fo:font-weight="normal" officeooo:rsid="0056d4d5" style:font-weight-asian="normal" style:font-weight-complex="normal"/>
    </style:style>
    <style:style style:name="T40" style:family="text">
      <style:text-properties fo:font-weight="normal" officeooo:rsid="0057a0d2" style:font-weight-asian="normal" style:font-weight-complex="normal"/>
    </style:style>
    <style:style style:name="T41" style:family="text">
      <style:text-properties fo:font-weight="normal" officeooo:rsid="0058d474" style:font-weight-asian="normal" style:font-weight-complex="normal"/>
    </style:style>
    <style:style style:name="T42" style:family="text">
      <style:text-properties fo:font-weight="normal" officeooo:rsid="0059b5e6" style:font-weight-asian="normal" style:font-weight-complex="normal"/>
    </style:style>
    <style:style style:name="T43" style:family="text">
      <style:text-properties fo:font-weight="normal" officeooo:rsid="005c9796" style:font-weight-asian="normal" style:font-weight-complex="normal"/>
    </style:style>
    <style:style style:name="T44" style:family="text">
      <style:text-properties fo:font-weight="normal" officeooo:rsid="005e6bf1" style:font-weight-asian="normal" style:font-weight-complex="normal"/>
    </style:style>
    <style:style style:name="T45" style:family="text">
      <style:text-properties fo:font-weight="normal" officeooo:rsid="006050fe" style:font-weight-asian="normal" style:font-weight-complex="normal"/>
    </style:style>
    <style:style style:name="T46" style:family="text">
      <style:text-properties fo:font-weight="normal" officeooo:rsid="006075f1" style:font-weight-asian="normal" style:font-weight-complex="normal"/>
    </style:style>
    <style:style style:name="T47" style:family="text">
      <style:text-properties fo:font-weight="normal" officeooo:rsid="00612b77" style:font-weight-asian="normal" style:font-weight-complex="normal"/>
    </style:style>
    <style:style style:name="T48" style:family="text">
      <style:text-properties fo:font-weight="normal" officeooo:rsid="0062ea3f" style:font-weight-asian="normal" style:font-weight-complex="normal"/>
    </style:style>
    <style:style style:name="T49" style:family="text">
      <style:text-properties officeooo:rsid="001feb80"/>
    </style:style>
    <style:style style:name="T50" style:family="text">
      <style:text-properties officeooo:rsid="0026f25a"/>
    </style:style>
    <style:style style:name="T51" style:family="text">
      <style:text-properties officeooo:rsid="003793b1"/>
    </style:style>
    <style:style style:name="T52" style:family="text">
      <style:text-properties officeooo:rsid="0037b1a0"/>
    </style:style>
    <style:style style:name="T53" style:family="text">
      <style:text-properties officeooo:rsid="003b573f"/>
    </style:style>
    <style:style style:name="T54" style:family="text">
      <style:text-properties officeooo:rsid="003d1037"/>
    </style:style>
    <style:style style:name="T55" style:family="text">
      <style:text-properties officeooo:rsid="003ef1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signment 1: Pseudocode and Flowchart for Sorting Algorithm - Write<text:line-break/>pseudocode and create a flowchart for a bubble sort algorithm. Provide a<text:line-break/>brief explanation of how the algorithm works and a simple array of integers<text:line-break/>to demonstrate a dry run of your algorithm.<text:line-break/></text:p>
      <text:p text:style-name="P4">Pseudocode</text:p>
      <text:p text:style-name="P1"><text:span text:style-name="T2">Step1</text:span>: Start</text:p>
      <text:p text:style-name="P1"><text:span text:style-name="T2">Step2</text:span> : Read the element of array .</text:p>
      <text:p text:style-name="P2"><text:span text:style-name="T2">Step3</text:span> : Store length of array into len.</text:p>
      <text:p text:style-name="P2"><text:span text:style-name="T2">Step</text:span><text:span text:style-name="T3">4</text:span>: for(itr1 = 0 ; itr1&lt; len ; itr1++)</text:p>
      <text:p text:style-name="P2"><text:tab/>{</text:p>
      <text:p text:style-name="P2"><text:tab/><text:tab/>for(itr2 = <text:span text:style-name="T50">0</text:span>; itr2&lt;len;itr2++)</text:p>
      <text:p text:style-name="P2"><text:tab/><text:tab/>{</text:p>
      <text:p text:style-name="P2"><text:tab/><text:tab/>if(arr[itr1]&lt;arr[itr2])</text:p>
      <text:p text:style-name="P2"><text:tab/><text:tab/><text:tab/>{</text:p>
      <text:p text:style-name="P2"><text:tab/><text:tab/><text:tab/><text:tab/><text:span text:style-name="T1">temp <text:s/>=arr[itr1];</text:span></text:p>
      <text:p text:style-name="P2"><text:tab/><text:tab/><text:tab/><text:tab/><text:span text:style-name="T1">arr[itr1] = arr[itr2];</text:span></text:p>
      <text:p text:style-name="P2"><text:tab/><text:tab/><text:tab/><text:tab/><text:span text:style-name="T1">arr[itr2] = temp;</text:span></text:p>
      <text:p text:style-name="P2"><text:tab/><text:tab/><text:tab/>}</text:p>
      <text:p text:style-name="P2"><text:tab/><text:tab/>}</text:p>
      <text:p text:style-name="P2"><text:tab/>}</text:p>
      <text:p text:style-name="P3"><text:span text:style-name="T2">Step</text:span><text:span text:style-name="T3">5</text:span> : print array;</text:p>
      <text:p text:style-name="P3"><text:span text:style-name="T2">Step</text:span><text:span text:style-name="T3">6</text:span> : End.</text:p>
      <text:p text:style-name="P3"/>
      <text:p text:style-name="P5">Dry Run:</text:p>
      <text:p text:style-name="P7"/>
      <text:p text:style-name="P8">arr[] = {1,3,5,2,6,4}</text:p>
      <text:p text:style-name="P9">Here length of array is 6,</text:p>
      <text:p text:style-name="P10">Case 1:</text:p>
      <text:p text:style-name="P10"><text:tab/><text:span text:style-name="T5">itr1 = 0,</text:span></text:p>
      <text:p text:style-name="P10"><text:span text:style-name="T5"><text:tab/><text:tab/>itr2 = 0</text:span></text:p>
      <text:p text:style-name="P10"><text:span text:style-name="T5"><text:tab/><text:tab/><text:tab/>is 1 &lt; 1 ? no</text:span></text:p>
      <text:p text:style-name="P10"><text:span text:style-name="T5"><text:tab/><text:tab/>itr2 =1</text:span></text:p>
      <text:p text:style-name="P10"><text:span text:style-name="T5"><text:tab/><text:tab/><text:tab/>is 1 &lt; 3 ? yes now value will be swaped..</text:span></text:p>
      <text:p text:style-name="P10"><text:span text:style-name="T5"><text:tab/><text:tab/><text:tab/></text:span><text:span text:style-name="T6">now arr[] = { 3,1,5,2,6,4);</text:span></text:p>
      <text:p text:style-name="P10"><text:span text:style-name="T6"><text:tab/><text:tab/></text:span></text:p>
      <text:p text:style-name="P10"><text:span text:style-name="T6"><text:tab/><text:tab/>itr2 = 2</text:span></text:p>
      <text:p text:style-name="P10"><text:span text:style-name="T6"><text:tab/><text:tab/><text:tab/>is 1 &lt; 5 ? yes now again value will be swapped</text:span></text:p>
      <text:p text:style-name="P10"><text:span text:style-name="T6"><text:tab/><text:tab/><text:tab/>now arr[] = {3,5,1,2,6,4}</text:span></text:p>
      <text:p text:style-name="P10"><text:span text:style-name="T6"><text:tab/><text:tab/>itr2 =3</text:span></text:p>
      <text:p text:style-name="P11"><text:span text:style-name="T6"><text:tab/><text:tab/><text:tab/>is 1 &lt; 2 ? No</text:span></text:p>
      <text:p text:style-name="P11"><text:tab/><text:tab/><text:span text:style-name="T49">i</text:span><text:span text:style-name="T6">tr2 = 4</text:span></text:p>
      <text:p text:style-name="P11"><text:span text:style-name="T6"><text:tab/><text:tab/><text:tab/>is 1 &lt; 6 ? yes now again value will be swapped</text:span></text:p>
      <text:p text:style-name="P11"><text:span text:style-name="T6"><text:tab/><text:tab/><text:tab/>now arr[] = {3,5,6,2,1,4}</text:span></text:p>
      <text:p text:style-name="P12"><text:span text:style-name="T6"><text:tab/><text:tab/>tr2 = </text:span><text:span text:style-name="T7">5</text:span></text:p>
      <text:p text:style-name="P12"><text:span text:style-name="T6"><text:tab/><text:tab/><text:tab/>is 1 &lt; </text:span><text:span text:style-name="T8">4</text:span><text:span text:style-name="T6"> ? yes now again value will be swapped</text:span></text:p>
      <text:p text:style-name="P12"><text:span text:style-name="T6"><text:tab/><text:tab/><text:tab/>now arr[] = {3,5,6,2,</text:span><text:span text:style-name="T8">4</text:span><text:span text:style-name="T6">,</text:span><text:span text:style-name="T8">1</text:span><text:span text:style-name="T6">}</text:span></text:p>
      <text:p text:style-name="P12"><text:span text:style-name="T6"/></text:p>
      <text:p text:style-name="P13">Case <text:span text:style-name="T51">2</text:span>:</text:p>
      <text:p text:style-name="P13"><text:tab/><text:span text:style-name="T5">itr1 = </text:span><text:span text:style-name="T9">1</text:span><text:span text:style-name="T5">,</text:span></text:p>
      <text:p text:style-name="P13"><text:span text:style-name="T5"><text:tab/><text:tab/>itr2 = 0</text:span></text:p>
      <text:p text:style-name="P13"><text:span text:style-name="T5"><text:tab/><text:tab/><text:tab/>is </text:span><text:span text:style-name="T9">5</text:span><text:span text:style-name="T5"> &lt; </text:span><text:span text:style-name="T10">3</text:span><text:span text:style-name="T5"> ? no</text:span></text:p>
      <text:p text:style-name="P13"><text:soft-page-break/><text:span text:style-name="T5"><text:tab/><text:tab/>itr2 =1</text:span></text:p>
      <text:p text:style-name="P13"><text:span text:style-name="T5"><text:tab/><text:tab/><text:tab/>is </text:span><text:span text:style-name="T11">5</text:span><text:span text:style-name="T5"> &lt; </text:span><text:span text:style-name="T11">5</text:span><text:span text:style-name="T5"> ? </text:span><text:span text:style-name="T12">No</text:span></text:p>
      <text:p text:style-name="P13"><text:span text:style-name="T6"><text:tab/><text:tab/></text:span></text:p>
      <text:p text:style-name="P13"><text:span text:style-name="T6"><text:tab/><text:tab/>itr2 = 2</text:span></text:p>
      <text:p text:style-name="P19"><text:span text:style-name="T6"><text:tab/><text:tab/><text:tab/>is </text:span><text:span text:style-name="T12">5</text:span><text:span text:style-name="T6"> &lt; </text:span><text:span text:style-name="T16">6</text:span><text:span text:style-name="T6"> ? yes now again value will be swapped</text:span></text:p>
      <text:p text:style-name="P20"><text:span text:style-name="T6"><text:tab/><text:tab/><text:tab/>now arr[] = {3,</text:span><text:span text:style-name="T26">6</text:span><text:span text:style-name="T6">,</text:span><text:span text:style-name="T26">5</text:span><text:span text:style-name="T6">,2,</text:span><text:span text:style-name="T8">4</text:span><text:span text:style-name="T6">,</text:span><text:span text:style-name="T8">1</text:span><text:span text:style-name="T6">}</text:span></text:p>
      <text:p text:style-name="P13"><text:span text:style-name="T6"><text:tab/><text:tab/>itr2 =3</text:span></text:p>
      <text:p text:style-name="P14"><text:span text:style-name="T6"><text:tab/><text:tab/><text:tab/>is </text:span><text:span text:style-name="T13">5</text:span><text:span text:style-name="T6"> &lt; </text:span><text:span text:style-name="T16">2</text:span><text:span text:style-name="T6"> ? </text:span><text:span text:style-name="T14">No</text:span></text:p>
      <text:p text:style-name="P13"><text:tab/><text:tab/><text:span text:style-name="T49">i</text:span><text:span text:style-name="T6">tr2 = 4</text:span></text:p>
      <text:p text:style-name="P13"><text:span text:style-name="T6"><text:tab/><text:tab/><text:tab/>is </text:span><text:span text:style-name="T15">5</text:span><text:span text:style-name="T6"> &lt; </text:span><text:span text:style-name="T25">4</text:span><text:span text:style-name="T6">? </text:span><text:span text:style-name="T15">No</text:span></text:p>
      <text:p text:style-name="P13"><text:span text:style-name="T6"><text:tab/><text:tab/></text:span><text:span text:style-name="T23">i</text:span><text:span text:style-name="T6">tr2 = </text:span><text:span text:style-name="T7">5</text:span></text:p>
      <text:p text:style-name="P13"><text:span text:style-name="T6"><text:tab/><text:tab/><text:tab/>is </text:span><text:span text:style-name="T24">5</text:span><text:span text:style-name="T6"> &lt; </text:span><text:span text:style-name="T16">1</text:span><text:span text:style-name="T6">? </text:span><text:span text:style-name="T16">No</text:span></text:p>
      <text:p text:style-name="P33"><text:span text:style-name="T6">N</text:span><text:span text:style-name="T4">ow array is </text:span><text:span text:style-name="T6">arr[] = {3,5,6,2,</text:span><text:span text:style-name="T8">4</text:span><text:span text:style-name="T6">,</text:span><text:span text:style-name="T8">1</text:span><text:span text:style-name="T6">}</text:span></text:p>
      <text:p text:style-name="P12"><text:span text:style-name="T6"/></text:p>
      <text:p text:style-name="P15">Case <text:span text:style-name="T52">3</text:span>:</text:p>
      <text:p text:style-name="P15"><text:tab/><text:span text:style-name="T5">itr1 = </text:span><text:span text:style-name="T17">2</text:span><text:span text:style-name="T5">,</text:span></text:p>
      <text:p text:style-name="P15"><text:span text:style-name="T5"><text:tab/><text:tab/>itr2 = 0</text:span></text:p>
      <text:p text:style-name="P15"><text:span text:style-name="T5"><text:tab/><text:tab/><text:tab/>is </text:span><text:span text:style-name="T21">6 </text:span><text:span text:style-name="T5">&lt; </text:span><text:span text:style-name="T21">3</text:span><text:span text:style-name="T5"> ? no</text:span></text:p>
      <text:p text:style-name="P15"><text:span text:style-name="T5"><text:tab/><text:tab/>itr2 =1</text:span></text:p>
      <text:p text:style-name="P15"><text:span text:style-name="T5"><text:tab/><text:tab/><text:tab/>is </text:span><text:span text:style-name="T23">6</text:span><text:span text:style-name="T5"> &lt; </text:span><text:span text:style-name="T27">6</text:span><text:span text:style-name="T5"> ?</text:span><text:span text:style-name="T22">No</text:span></text:p>
      <text:p text:style-name="P15"><text:span text:style-name="T6"><text:tab/><text:tab/></text:span></text:p>
      <text:p text:style-name="P15"><text:span text:style-name="T6"><text:tab/><text:tab/>itr2 = 2</text:span></text:p>
      <text:p text:style-name="P15"><text:span text:style-name="T6"><text:tab/><text:tab/><text:tab/>is </text:span><text:span text:style-name="T28">6</text:span><text:span text:style-name="T6"> &lt; 5 ? </text:span><text:span text:style-name="T28">N</text:span><text:span text:style-name="T29">o</text:span></text:p>
      <text:p text:style-name="P15"><text:span text:style-name="T6"><text:tab/><text:tab/>itr2 =3</text:span></text:p>
      <text:p text:style-name="P15"><text:span text:style-name="T6"><text:tab/><text:tab/><text:tab/>is </text:span><text:span text:style-name="T30">6</text:span><text:span text:style-name="T6"> &lt; 2 ? No</text:span></text:p>
      <text:p text:style-name="P15"><text:tab/><text:tab/><text:span text:style-name="T49">i</text:span><text:span text:style-name="T6">tr2 = 4</text:span></text:p>
      <text:p text:style-name="P15"><text:span text:style-name="T6"><text:tab/><text:tab/><text:tab/>is </text:span><text:span text:style-name="T30">6</text:span><text:span text:style-name="T6"> &lt; </text:span><text:span text:style-name="T30">4</text:span><text:span text:style-name="T6"> ? </text:span><text:span text:style-name="T30">No</text:span></text:p>
      <text:p text:style-name="P15"><text:span text:style-name="T6"><text:tab/><text:tab/>tr2 = </text:span><text:span text:style-name="T7">5</text:span></text:p>
      <text:p text:style-name="P15"><text:span text:style-name="T6"><text:tab/><text:tab/><text:tab/>is </text:span><text:span text:style-name="T31">6</text:span><text:span text:style-name="T6"> &lt; </text:span><text:span text:style-name="T31">1</text:span><text:span text:style-name="T6">? </text:span><text:span text:style-name="T31">No</text:span></text:p>
      <text:p text:style-name="P21"><text:span text:style-name="T6"><text:tab/><text:tab/><text:tab/>now arr[] = {3,</text:span><text:span text:style-name="T26">6</text:span><text:span text:style-name="T6">,</text:span><text:span text:style-name="T26">5</text:span><text:span text:style-name="T6">,2,</text:span><text:span text:style-name="T8">4</text:span><text:span text:style-name="T6">,</text:span><text:span text:style-name="T8">1</text:span><text:span text:style-name="T6">}</text:span></text:p>
      <text:p text:style-name="P15"><text:span text:style-name="T6"/></text:p>
      <text:p text:style-name="P16">Case <text:span text:style-name="T53">4</text:span>:</text:p>
      <text:p text:style-name="P16"><text:tab/><text:span text:style-name="T5">itr1 = </text:span><text:span text:style-name="T18">3</text:span><text:span text:style-name="T5">,</text:span></text:p>
      <text:p text:style-name="P16"><text:span text:style-name="T5"><text:tab/><text:tab/>itr2 = 0</text:span></text:p>
      <text:p text:style-name="P22"><text:span text:style-name="T5"><text:tab/><text:tab/><text:tab/>is </text:span><text:span text:style-name="T33">2</text:span><text:span text:style-name="T5"> &lt; </text:span><text:span text:style-name="T33">3</text:span><text:span text:style-name="T5"> ? yes now value will be swaped..</text:span></text:p>
      <text:p text:style-name="P22"><text:span text:style-name="T5"><text:tab/><text:tab/><text:tab/></text:span><text:span text:style-name="T6">now arr[] = { </text:span><text:span text:style-name="T33">2</text:span><text:span text:style-name="T6">,</text:span><text:span text:style-name="T26">6</text:span><text:span text:style-name="T6">,</text:span><text:span text:style-name="T26">5</text:span><text:span text:style-name="T6">,</text:span><text:span text:style-name="T33">3</text:span><text:span text:style-name="T6">,</text:span><text:span text:style-name="T8">4</text:span><text:span text:style-name="T6">,</text:span><text:span text:style-name="T8">1</text:span><text:span text:style-name="T6">);</text:span></text:p>
      <text:p text:style-name="P16"><text:span text:style-name="T5"><text:tab/><text:tab/>itr2 =1</text:span></text:p>
      <text:p text:style-name="P16"><text:span text:style-name="T5"><text:tab/><text:tab/><text:tab/>is </text:span><text:span text:style-name="T34">2</text:span><text:span text:style-name="T5"> &lt; </text:span><text:span text:style-name="T34">6</text:span><text:span text:style-name="T5"> ? yes now value will be swaped..</text:span></text:p>
      <text:p text:style-name="P23"><text:span text:style-name="T5"><text:tab/><text:tab/><text:tab/></text:span><text:span text:style-name="T6">now arr[] = { </text:span><text:span text:style-name="T35">6</text:span><text:span text:style-name="T6">,</text:span><text:span text:style-name="T35">2</text:span><text:span text:style-name="T6">,</text:span><text:span text:style-name="T26">5</text:span><text:span text:style-name="T6">,</text:span><text:span text:style-name="T33">3</text:span><text:span text:style-name="T6">,</text:span><text:span text:style-name="T8">4</text:span><text:span text:style-name="T6">,</text:span><text:span text:style-name="T8">1</text:span><text:span text:style-name="T36">}</text:span><text:span text:style-name="T6">;</text:span></text:p>
      <text:p text:style-name="P16"><text:span text:style-name="T6"><text:tab/><text:tab/></text:span></text:p>
      <text:p text:style-name="P16"><text:span text:style-name="T6"><text:tab/><text:tab/>itr2 = 2</text:span></text:p>
      <text:p text:style-name="P16"><text:span text:style-name="T6"><text:tab/><text:tab/><text:tab/>is </text:span><text:span text:style-name="T36">2</text:span><text:span text:style-name="T6"> &lt; 5 ? yes now again value will be swapped</text:span></text:p>
      <text:p text:style-name="P24"><text:span text:style-name="T6"><text:tab/><text:tab/><text:tab/>now arr[] = {</text:span><text:span text:style-name="T35">6</text:span><text:span text:style-name="T6">,</text:span><text:span text:style-name="T36">5</text:span><text:span text:style-name="T6">,</text:span><text:span text:style-name="T36">2</text:span><text:span text:style-name="T6">,</text:span><text:span text:style-name="T33">3</text:span><text:span text:style-name="T6">,</text:span><text:span text:style-name="T8">4</text:span><text:span text:style-name="T6">,</text:span><text:span text:style-name="T8">1</text:span><text:span text:style-name="T6">}</text:span></text:p>
      <text:p text:style-name="P16"><text:span text:style-name="T6"><text:tab/><text:tab/>itr2 =3</text:span></text:p>
      <text:p text:style-name="P25"><text:span text:style-name="T6"><text:tab/><text:tab/><text:tab/>is </text:span><text:span text:style-name="T37">2</text:span><text:span text:style-name="T6"> &lt; </text:span><text:span text:style-name="T37">3</text:span><text:span text:style-name="T6"> ? yes now again value will be swapped</text:span></text:p>
      <text:p text:style-name="P25"><text:span text:style-name="T6"><text:tab/><text:tab/><text:tab/>now arr[] = {</text:span><text:span text:style-name="T35">6</text:span><text:span text:style-name="T6">,</text:span><text:span text:style-name="T36">5</text:span><text:span text:style-name="T6">,</text:span><text:span text:style-name="T37">3</text:span><text:span text:style-name="T6">,</text:span><text:span text:style-name="T37">2</text:span><text:span text:style-name="T6">,</text:span><text:span text:style-name="T8">4</text:span><text:span text:style-name="T6">,</text:span><text:span text:style-name="T8">1</text:span><text:span text:style-name="T6">}</text:span></text:p>
      <text:p text:style-name="P16"><text:tab/><text:tab/><text:span text:style-name="T49">i</text:span><text:span text:style-name="T6">tr2 = 4</text:span></text:p>
      <text:p text:style-name="P16"><text:span text:style-name="T6"><text:tab/><text:tab/><text:tab/>is </text:span><text:span text:style-name="T38">2</text:span><text:span text:style-name="T6"> &lt; </text:span><text:span text:style-name="T38">4</text:span><text:span text:style-name="T6"> ? yes now again value will be swapped</text:span></text:p>
      <text:p text:style-name="P26"><text:span text:style-name="T6"><text:tab/><text:tab/><text:tab/>now arr[] = {</text:span><text:span text:style-name="T35">6</text:span><text:span text:style-name="T6">,</text:span><text:span text:style-name="T36">5</text:span><text:span text:style-name="T6">,</text:span><text:span text:style-name="T37">3</text:span><text:span text:style-name="T6">,</text:span><text:span text:style-name="T38">4</text:span><text:span text:style-name="T6">,</text:span><text:span text:style-name="T38">2</text:span><text:span text:style-name="T6">,</text:span><text:span text:style-name="T8">1</text:span><text:span text:style-name="T6">}</text:span></text:p>
      <text:p text:style-name="P16"><text:span text:style-name="T6"><text:tab/><text:tab/></text:span><text:span text:style-name="T32">i</text:span><text:span text:style-name="T6">tr2 = </text:span><text:span text:style-name="T7">5</text:span></text:p>
      <text:p text:style-name="P16"><text:span text:style-name="T6"><text:tab/><text:tab/><text:tab/>is </text:span><text:span text:style-name="T39">2</text:span><text:span text:style-name="T6"> &lt; </text:span><text:span text:style-name="T39">1</text:span><text:span text:style-name="T6"> ? </text:span><text:span text:style-name="T39">No</text:span></text:p>
      <text:p text:style-name="P27"><text:span text:style-name="T6"><text:tab/><text:tab/><text:tab/>now arr[] = {</text:span><text:span text:style-name="T35">6</text:span><text:span text:style-name="T6">,</text:span><text:span text:style-name="T36">5</text:span><text:span text:style-name="T6">,</text:span><text:span text:style-name="T37">3</text:span><text:span text:style-name="T6">,</text:span><text:span text:style-name="T38">4</text:span><text:span text:style-name="T6">,</text:span><text:span text:style-name="T38">2</text:span><text:span text:style-name="T6">,</text:span><text:span text:style-name="T8">1</text:span><text:span text:style-name="T6">}</text:span></text:p>
      <text:p text:style-name="P17"><text:soft-page-break/>Case <text:span text:style-name="T54">5</text:span>:</text:p>
      <text:p text:style-name="P17"><text:tab/><text:span text:style-name="T5">itr1 = </text:span><text:span text:style-name="T19">4</text:span><text:span text:style-name="T5">,</text:span></text:p>
      <text:p text:style-name="P17"><text:span text:style-name="T5"><text:tab/><text:tab/>itr2 = 0</text:span></text:p>
      <text:p text:style-name="P17"><text:span text:style-name="T5"><text:tab/><text:tab/><text:tab/>is </text:span><text:span text:style-name="T40">2</text:span><text:span text:style-name="T5"> &lt; </text:span><text:span text:style-name="T40">6</text:span><text:span text:style-name="T5"> ? no</text:span></text:p>
      <text:p text:style-name="P17"><text:span text:style-name="T5"><text:tab/><text:tab/>itr2 =1</text:span></text:p>
      <text:p text:style-name="P17"><text:span text:style-name="T5"><text:tab/><text:tab/><text:tab/>is </text:span><text:span text:style-name="T40">2</text:span><text:span text:style-name="T5"> &lt; </text:span><text:span text:style-name="T40">5</text:span><text:span text:style-name="T5"> ? yes now value will be swaped..</text:span></text:p>
      <text:p text:style-name="P28"><text:span text:style-name="T5"><text:tab/><text:tab/><text:tab/></text:span><text:span text:style-name="T6">now arr[] = {</text:span><text:span text:style-name="T35">6</text:span><text:span text:style-name="T6">,</text:span><text:span text:style-name="T36">5</text:span><text:span text:style-name="T6">,</text:span><text:span text:style-name="T37">3</text:span><text:span text:style-name="T6">,</text:span><text:span text:style-name="T38">4</text:span><text:span text:style-name="T6">,</text:span><text:span text:style-name="T38">2</text:span><text:span text:style-name="T6">,</text:span><text:span text:style-name="T8">1</text:span><text:span text:style-name="T6">}</text:span></text:p>
      <text:p text:style-name="P17"><text:span text:style-name="T6"><text:tab/><text:tab/></text:span></text:p>
      <text:p text:style-name="P17"><text:span text:style-name="T6"><text:tab/><text:tab/>itr2 = 2</text:span></text:p>
      <text:p text:style-name="P17"><text:span text:style-name="T6"><text:tab/><text:tab/><text:tab/>is </text:span><text:span text:style-name="T40">2</text:span><text:span text:style-name="T6"> &lt; </text:span><text:span text:style-name="T40">3</text:span><text:span text:style-name="T6"> ? yes now again value will be swapped</text:span></text:p>
      <text:p text:style-name="P28"><text:span text:style-name="T6"><text:tab/><text:tab/><text:tab/>now arr[] = {</text:span><text:span text:style-name="T35">6</text:span><text:span text:style-name="T6">,</text:span><text:span text:style-name="T36">5</text:span><text:span text:style-name="T6">,</text:span><text:span text:style-name="T40">2</text:span><text:span text:style-name="T6">,</text:span><text:span text:style-name="T38">4</text:span><text:span text:style-name="T6">,</text:span><text:span text:style-name="T40">3</text:span><text:span text:style-name="T6">,</text:span><text:span text:style-name="T8">1</text:span><text:span text:style-name="T6">}</text:span></text:p>
      <text:p text:style-name="P17"><text:span text:style-name="T6"><text:tab/><text:tab/>itr2 =3</text:span></text:p>
      <text:p text:style-name="P29"><text:span text:style-name="T6"><text:tab/><text:tab/><text:tab/>is </text:span><text:span text:style-name="T41">2</text:span><text:span text:style-name="T6"> &lt; </text:span><text:span text:style-name="T41">4</text:span><text:span text:style-name="T6"> ? yes now again value will be swapped</text:span></text:p>
      <text:p text:style-name="P29"><text:span text:style-name="T6"><text:tab/><text:tab/><text:tab/>now arr[] = {</text:span><text:span text:style-name="T35">6</text:span><text:span text:style-name="T6">,</text:span><text:span text:style-name="T36">5</text:span><text:span text:style-name="T6">,</text:span><text:span text:style-name="T41">4</text:span><text:span text:style-name="T6">,</text:span><text:span text:style-name="T41">2</text:span><text:span text:style-name="T6">,</text:span><text:span text:style-name="T40">3</text:span><text:span text:style-name="T6">,</text:span><text:span text:style-name="T8">1</text:span><text:span text:style-name="T6">}</text:span></text:p>
      <text:p text:style-name="P17"><text:tab/><text:tab/><text:span text:style-name="T49">i</text:span><text:span text:style-name="T6">tr2 = 4</text:span></text:p>
      <text:p text:style-name="P17"><text:span text:style-name="T6"><text:tab/><text:tab/><text:tab/>is </text:span><text:span text:style-name="T42">2</text:span><text:span text:style-name="T6"> &lt; </text:span><text:span text:style-name="T42">3</text:span><text:span text:style-name="T6"> ? yes now again value will be swapped</text:span></text:p>
      <text:p text:style-name="P30"><text:span text:style-name="T6"><text:tab/><text:tab/><text:tab/>now arr[] = {</text:span><text:span text:style-name="T35">6</text:span><text:span text:style-name="T6">,</text:span><text:span text:style-name="T36">5</text:span><text:span text:style-name="T6">,</text:span><text:span text:style-name="T41">4</text:span><text:span text:style-name="T6">,</text:span><text:span text:style-name="T42">3</text:span><text:span text:style-name="T6">,</text:span><text:span text:style-name="T42">2</text:span><text:span text:style-name="T6">,</text:span><text:span text:style-name="T8">1</text:span><text:span text:style-name="T6">}</text:span></text:p>
      <text:p text:style-name="P17"><text:span text:style-name="T6"><text:tab/><text:tab/>tr2 = </text:span><text:span text:style-name="T7">5</text:span></text:p>
      <text:p text:style-name="P17"><text:span text:style-name="T6"><text:tab/><text:tab/><text:tab/>is </text:span><text:span text:style-name="T42">2</text:span><text:span text:style-name="T6"> &lt; </text:span><text:span text:style-name="T42">1</text:span><text:span text:style-name="T6"> ? </text:span><text:span text:style-name="T42">No</text:span></text:p>
      <text:p text:style-name="P28"><text:span text:style-name="T6"><text:tab/><text:tab/><text:tab/>now arr[] = {</text:span><text:span text:style-name="T35">6</text:span><text:span text:style-name="T6">,</text:span><text:span text:style-name="T36">5</text:span><text:span text:style-name="T6">,</text:span><text:span text:style-name="T37">3</text:span><text:span text:style-name="T6">,</text:span><text:span text:style-name="T38">4</text:span><text:span text:style-name="T6">,</text:span><text:span text:style-name="T38">2</text:span><text:span text:style-name="T6">,</text:span><text:span text:style-name="T8">1</text:span><text:span text:style-name="T6">}</text:span></text:p>
      <text:p text:style-name="P17"><text:span text:style-name="T6"/></text:p>
      <text:p text:style-name="P18">Case <text:span text:style-name="T55">6</text:span>:</text:p>
      <text:p text:style-name="P18"><text:tab/><text:span text:style-name="T5">itr1 = </text:span><text:span text:style-name="T20">5</text:span><text:span text:style-name="T5">,</text:span></text:p>
      <text:p text:style-name="P18"><text:span text:style-name="T5"><text:tab/><text:tab/>itr2 = 0</text:span></text:p>
      <text:p text:style-name="P18"><text:span text:style-name="T5"><text:tab/><text:tab/><text:tab/>is </text:span><text:span text:style-name="T43">1</text:span><text:span text:style-name="T5"> &lt; </text:span><text:span text:style-name="T43">6</text:span><text:span text:style-name="T5"> ? no</text:span></text:p>
      <text:p text:style-name="P18"><text:span text:style-name="T5"><text:tab/><text:tab/>itr2 =1</text:span></text:p>
      <text:p text:style-name="P18"><text:span text:style-name="T5"><text:tab/><text:tab/><text:tab/>is 1 &lt; </text:span><text:span text:style-name="T48">5</text:span><text:span text:style-name="T5"> ? </text:span><text:span text:style-name="T43">No</text:span></text:p>
      <text:p text:style-name="P18"><text:span text:style-name="T6"><text:tab/><text:tab/></text:span></text:p>
      <text:p text:style-name="P18"><text:span text:style-name="T6"><text:tab/><text:tab/>itr2 = 2</text:span></text:p>
      <text:p text:style-name="P18"><text:span text:style-name="T6"><text:tab/><text:tab/><text:tab/>is 1 &lt; </text:span><text:span text:style-name="T48">3</text:span><text:span text:style-name="T6"> ? </text:span><text:span text:style-name="T44">N</text:span><text:span text:style-name="T45">o</text:span></text:p>
      <text:p text:style-name="P18"><text:span text:style-name="T6"><text:tab/><text:tab/>itr2 =3</text:span></text:p>
      <text:p text:style-name="P18"><text:span text:style-name="T6"><text:tab/><text:tab/><text:tab/>is 1 &lt; </text:span><text:span text:style-name="T48">4</text:span><text:span text:style-name="T6">? No</text:span></text:p>
      <text:p text:style-name="P18"><text:tab/><text:tab/><text:span text:style-name="T49">i</text:span><text:span text:style-name="T6">tr2 = 4</text:span></text:p>
      <text:p text:style-name="P18"><text:span text:style-name="T6"><text:tab/><text:tab/><text:tab/>is 1 &lt; </text:span><text:span text:style-name="T48">2</text:span><text:span text:style-name="T6"> ? </text:span><text:span text:style-name="T47">No</text:span></text:p>
      <text:p text:style-name="P18"><text:span text:style-name="T6"><text:tab/><text:tab/>tr2 = </text:span><text:span text:style-name="T7">5</text:span></text:p>
      <text:p text:style-name="P18"><text:span text:style-name="T6"><text:tab/><text:tab/><text:tab/>is 1 &lt; </text:span><text:span text:style-name="T48">1</text:span><text:span text:style-name="T6"> ? </text:span><text:span text:style-name="T48">No</text:span></text:p>
      <text:p text:style-name="P31"><text:span text:style-name="T6"><text:tab/><text:tab/><text:tab/>now arr[] = {</text:span><text:span text:style-name="T35">6</text:span><text:span text:style-name="T6">,</text:span><text:span text:style-name="T36">5</text:span><text:span text:style-name="T6">,</text:span><text:span text:style-name="T37">3</text:span><text:span text:style-name="T6">,</text:span><text:span text:style-name="T38">4</text:span><text:span text:style-name="T6">,</text:span><text:span text:style-name="T38">2</text:span><text:span text:style-name="T6">,</text:span><text:span text:style-name="T8">1</text:span><text:span text:style-name="T6">}</text:span></text:p>
      <text:p text:style-name="P18"><text:span text:style-name="T6"/></text:p>
      <text:p text:style-name="P32"><text:span text:style-name="T4">So final array wil be arr[] = {6,5,4,3,2,1};</text:span></text:p>
      <text:p text:style-name="P34"><text:span text:style-name="T4">Hence Array sorted succesfully using bubble sort.</text:span></text:p>
      <text:p text:style-name="P6"/>
      <text:p text:style-name="P32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9:53:57.813707275</meta:creation-date>
    <dc:date>2024-03-25T20:38:51.468105230</dc:date>
    <meta:editing-duration>PT44M11S</meta:editing-duration>
    <meta:editing-cycles>79</meta:editing-cycles>
    <meta:generator>LibreOffice/7.3.7.2$Linux_X86_64 LibreOffice_project/30$Build-2</meta:generator>
    <meta:document-statistic meta:table-count="0" meta:image-count="0" meta:object-count="0" meta:page-count="3" meta:paragraph-count="133" meta:word-count="621" meta:character-count="2737" meta:non-whitespace-character-count="1961"/>
  </office:meta>
</office:document-meta>
</file>